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able_20_Contents">
      <style:paragraph-properties style:writing-mode="lr-tb"/>
      <style:text-properties officeooo:rsid="0022b612" officeooo:paragraph-rsid="000757e7"/>
    </style:style>
    <style:style style:name="T1" style:family="text">
      <style:text-properties fo:font-size="10.5pt" officeooo:rsid="000757e7" style:font-size-asian="10.5pt" style:font-size-complex="10.5pt"/>
    </style:style>
    <style:style style:name="T2" style:family="text">
      <style:text-properties officeooo:rsid="000757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739447000000-207667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0525000000-207662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255000000-207663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2745000000-207663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6767000000-203992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6767000000-203993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6767000000-203994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6767000000-203994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177000000-204002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177000000-204003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177000000-204004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177000000-204004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447000000-203997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447000000-204003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447000000-203996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447000000-203997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597000000-203998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597000000-203999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597000000-203999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597000000-203998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707000000-203996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707000000-203996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707000000-203997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707000000-203996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837000000-207802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837000000-207800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837000000-207801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837000000-207800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977000000-207795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977000000-207795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977000000-207795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7977000000-207795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7000000-207663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7000000-207669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7000000-207668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7000000-207656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207000000-208710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207000000-208716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207000000-208718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207000000-208718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327000000-23064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327000000-541342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327000000-541344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327000000-541344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457000000-541343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457000000-541343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457000000-541343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457000000-541343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627000000-541353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627000000-541353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627000000-541353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627000000-541353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37000000-541354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37000000-541355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37000000-541356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837000000-541355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957000000-541355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957000000-541356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957000000-541355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8957000000-541354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17000000-541348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17000000-541347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17000000-541346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17000000-541346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57000000-541348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57000000-541348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57000000-541348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257000000-541350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467000000-541345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477000000-541345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477000000-541345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477000000-541346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677000000-541340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677000000-541341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677000000-541340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677000000-541340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707000000-204000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707000000-203999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707000000-204000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707000000-204000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27000000-204005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27000000-204003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27000000-204003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37000000-204003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57000000-203998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57000000-204000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57000000-204001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09957000000-204000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97000000-541349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97000000-541349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97000000-541350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97000000-541350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347000000-207795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347000000-207795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347000000-207795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347000000-207795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477000000-207802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477000000-207800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477000000-207801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477000000-207801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617000000-207663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617000000-207660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617000000-207661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617000000-207661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727000000-542027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737000000-542029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737000000-542028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0737000000-542028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137000000-542029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147000000-542029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147000000-542030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147000000-542030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517000000-542031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517000000-542031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517000000-542029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517000000-542031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707000000-542030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717000000-542030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717000000-542033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717000000-542032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867000000-542033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867000000-542032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867000000-542032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1867000000-542032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17000000-542032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17000000-542032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17000000-542035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27000000-542035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197000000-542034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197000000-542035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207000000-542034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207000000-542034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367000000-542003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367000000-542004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367000000-542004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367000000-542005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558000000-542004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558000000-542003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558000000-542003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2558000000-542004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8000000-542005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8000000-542005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8000000-542007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8000000-542007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8000000-542006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8000000-542005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8000000-542006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8000000-542005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08000000-542008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08000000-542007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08000000-542008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18000000-542008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38000000-542008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38000000-542007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38000000-542010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48000000-542010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68000000-542010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68000000-542010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78000000-542009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178000000-542011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08000000-542009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08000000-542009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08000000-542012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08000000-542012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38000000-542013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38000000-542013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38000000-542013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38000000-542011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78000000-542012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78000000-542012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78000000-542014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278000000-542014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08000000-542014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08000000-542014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08000000-542015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18000000-542014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38000000-542013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38000000-542013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38000000-542016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38000000-542016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68000000-542016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68000000-542015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68000000-542016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378000000-542017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08000000-542018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08000000-542019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18000000-542019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18000000-542019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48000000-542018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48000000-542018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48000000-542018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48000000-542019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78000000-542020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88000000-542020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88000000-542020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488000000-542021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18000000-542021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18000000-542021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28000000-542021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28000000-542021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88000000-542022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88000000-542023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88000000-542023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588000000-542022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18000000-542022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18000000-542023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18000000-542022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28000000-542023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58000000-542023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58000000-542025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58000000-542024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58000000-542024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88000000-542024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88000000-542025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88000000-542024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698000000-542024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18000000-542027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18000000-542026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28000000-542027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28000000-542027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58000000-542005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68000000-542004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68000000-542005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68000000-542005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98000000-542013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98000000-542024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98000000-542025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798000000-542024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48000000-207661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48000000-207661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48000000-207660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48000000-207661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78000000-542934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78000000-542933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78000000-542933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888000000-542934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18000000-542934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18000000-542935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28000000-542936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28000000-542936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58000000-542936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58000000-542935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58000000-542935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58000000-542936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98000000-542904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98000000-542905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98000000-542904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3998000000-542904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8000000-542905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000000-542905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000000-542905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000000-542904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8000000-542906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8000000-542907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8000000-542906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8000000-542908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08000000-542909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18000000-542910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18000000-542909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18000000-542908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48000000-542910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48000000-542909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48000000-542909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58000000-542909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88000000-542910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88000000-542911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98000000-542911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198000000-542910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18000000-542911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28000000-542911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28000000-542912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28000000-542911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58000000-542912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68000000-542912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68000000-542912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68000000-542913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98000000-542914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298000000-542913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08000000-542913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08000000-542914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48000000-542914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48000000-542915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48000000-542916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58000000-542915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8000000-542916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8000000-542916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88000000-542916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398000000-542914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28000000-542917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28000000-542916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28000000-542916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38000000-542917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79000000-542918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79000000-542919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79000000-542919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489000000-542918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519000000-542919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529000000-542919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529000000-542919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539000000-542920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13000000-542922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17000000-542922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21000000-542921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24000000-542922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55000000-542921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55000000-542921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65000000-542921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665000000-542921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07000000-542922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07000000-542924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17000000-542924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17000000-542922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77000000-542924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87000000-542924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87000000-542924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797000000-542924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857000000-542924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867000000-542925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867000000-542926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867000000-542926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897000000-542925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07000000-542925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07000000-542925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07000000-542925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43000000-542927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53000000-542927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53000000-542927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4953000000-542927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3000000-542929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3000000-542929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13000000-542930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13000000-542929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23000000-541347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33000000-541346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33000000-541346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33000000-541347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83000000-204001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83000000-204000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93000000-204000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15493000000-204001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0993000000-544012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0993000000-544013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000000-544013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000000-544013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000000-544013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3000000-544013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3000000-544014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3000000-544014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3000000-544012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3000000-544014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3000000-544014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3000000-544013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3000000-544012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3000000-544012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3000000-544014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3000000-544015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3000000-544016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3000000-544014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3000000-544015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3000000-544015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3000000-544014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3000000-544014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3000000-544015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3000000-544015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3000000-544016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3000000-544015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3000000-544015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03000000-544015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03000000-544016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03000000-544016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13000000-544014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13000000-544014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23000000-544016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23000000-544014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23000000-544015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33000000-544015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33000000-544015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43000000-544015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43000000-544014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43000000-544015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53000000-544015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53000000-544016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63000000-544016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63000000-544014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63000000-544015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73000000-544015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83000000-544018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83000000-544017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83000000-544016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93000000-544017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193000000-544017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03000000-544016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03000000-544017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03000000-544018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13000000-544017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13000000-544016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23000000-544018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23000000-544016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33000000-544017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33000000-544018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43000000-544018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43000000-544018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43000000-544016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53000000-544018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53000000-544016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63000000-544018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63000000-544016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73000000-544016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73000000-544017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73000000-544017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83000000-544017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83000000-544017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93000000-544017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293000000-544017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03000000-544017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03000000-544017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13000000-544017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13000000-544017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13000000-544020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23000000-544020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23000000-544020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33000000-544020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33000000-544018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43000000-544020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43000000-544019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53000000-544020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53000000-544018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63000000-544020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63000000-544020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73000000-544020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73000000-544018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83000000-544018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83000000-544019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83000000-544019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393000000-544018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03000000-544018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03000000-544018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13000000-544018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13000000-544019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13000000-544019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23000000-544019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23000000-544019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33000000-544019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33000000-544019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43000000-544019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43000000-544019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53000000-544019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53000000-544019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63000000-544019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63000000-544019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73000000-544021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73000000-544021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84000000-544021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84000000-544021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94000000-544020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494000000-544021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04000000-544021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04000000-544022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14000000-544021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14000000-544022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24000000-544021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24000000-544020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34000000-544021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34000000-544022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44000000-544020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44000000-544022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54000000-544022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54000000-544021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64000000-544020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64000000-544020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74000000-544021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84000000-544021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84000000-544021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94000000-544022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594000000-544022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04000000-544022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04000000-544021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14000000-544020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14000000-544021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24000000-544020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24000000-543990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34000000-543990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34000000-543990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44000000-543991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54000000-543990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54000000-543990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64000000-543991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64000000-543991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74000000-543990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74000000-543990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84000000-543990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84000000-543991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694000000-543989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04000000-543990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04000000-543991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14000000-543990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14000000-543990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24000000-543990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24000000-543991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34000000-543990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34000000-543991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44000000-543991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44000000-543991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54000000-543991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54000000-543990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64000000-543991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74000000-543991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74000000-543991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84000000-543991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84000000-543990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794000000-543989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04000000-543990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04000000-543993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14000000-543993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24000000-543993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24000000-543991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34000000-543993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44000000-543992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44000000-543993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54000000-543993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54000000-543993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64000000-543992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74000000-543993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74000000-543991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84000000-543993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94000000-543993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894000000-543992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04000000-543993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04000000-543992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14000000-543992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24000000-543992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24000000-543993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34000000-543992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34000000-543993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44000000-543993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54000000-543992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54000000-543992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64000000-543992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74000000-543993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74000000-543992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84000000-543992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84000000-543992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1994000000-543992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000000-543992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000000-543994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4000000-543995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4000000-543994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4000000-543995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4000000-543995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4000000-543994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4000000-543995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4000000-543994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4000000-543995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4000000-543995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4000000-543994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4000000-543993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4000000-543994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4000000-543995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4000000-543995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04000000-543994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04000000-543995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14000000-543995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24000000-543995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24000000-543995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34000000-543995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44000000-543994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44000000-543994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54000000-543994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54000000-543994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64000000-543994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74000000-543994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74000000-543995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84000000-543995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94000000-543994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194000000-543994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04000000-543994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14000000-207662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14000000-207664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24000000-207665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34000000-207664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34000000-207665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44000000-207664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44000000-207664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54000000-207664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64000000-207665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74000000-207665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74000000-207665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84000000-207668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94000000-203993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294000000-544836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04000000-544836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04000000-544835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14000000-544836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24000000-544836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24000000-544837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34000000-544836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44000000-544837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44000000-544837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54000000-544837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64000000-544836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64000000-544836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74000000-544837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84000000-544837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94000000-544836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394000000-544836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04000000-544836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14000000-544835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14000000-544837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24000000-544836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34000000-544836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34000000-544837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44000000-544836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54000000-544836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54000000-544835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64000000-544836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74000000-544837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74000000-544837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84000000-544836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494000000-544837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04000000-544835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14000000-544835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14000000-544838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24000000-544838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34000000-544839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44000000-544837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44000000-544838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54000000-544839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64000000-544838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74000000-544838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74000000-544839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84000000-544839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594000000-544838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04000000-544839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04000000-544839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14000000-544838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24000000-544839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24000000-544839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34000000-544839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44000000-544838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44000000-544839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54000000-544839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64000000-544839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74000000-544837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74000000-544838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84000000-544837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694000000-544838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04000000-544838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14000000-544838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14000000-544838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24000000-544838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34000000-544838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44000000-544837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54000000-544838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54000000-544841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64000000-544840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74000000-544841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84000000-544840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794000000-544840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04000000-544840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04000000-544840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14000000-544840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24000000-544840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34000000-544841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44000000-544841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44000000-544840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54000000-544840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64000000-544840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74000000-544840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74000000-544840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84000000-544840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894000000-544840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04000000-544841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04000000-544841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14000000-544839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24000000-544839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34000000-544841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34000000-544841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44000000-544841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54000000-544841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2964000000-544839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493000000-545060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03000000-545060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13000000-545060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23000000-545060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33000000-545060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33000000-545060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43000000-545059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53000000-545059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63000000-545059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73000000-545060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73000000-545059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83000000-545059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593000000-545059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03000000-545060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13000000-545060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13000000-545060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23000000-545060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33000000-545059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43000000-545060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53000000-545060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53000000-545060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63000000-545060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73000000-545059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83000000-545059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93000000-545060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693000000-545059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03000000-545059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13000000-545059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23000000-545059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33000000-545059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43000000-545059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53000000-545059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53000000-545062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73000000-545062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73000000-545062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83000000-545061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793000000-545062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03000000-545061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13000000-545062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23000000-545062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33000000-545063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33000000-545061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43000000-545062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53000000-545061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63000000-545061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73000000-545061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83000000-545061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893000000-545061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03000000-545061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03000000-545063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13000000-545063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23000000-545064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33000000-545064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33000000-545064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53000000-545064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53000000-545064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63000000-545064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73000000-545063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83000000-545065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8993000000-545064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000000-545064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3000000-545063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3000000-545065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3000000-545064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3000000-545064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3000000-545064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3000000-545064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3000000-545063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3000000-545064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3000000-545064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03000000-545063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13000000-545064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23000000-545063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33000000-545063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43000000-545063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63000000-545063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63000000-545063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73000000-545063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83000000-545063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193000000-545063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03000000-545063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13000000-545065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13000000-545066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33000000-545065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43000000-545067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43000000-545067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53000000-545067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66000000-545066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76000000-545065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86000000-545066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96000000-545066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296000000-545066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06000000-545065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16000000-545066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26000000-545065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36000000-545066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46000000-545066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56000000-545065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66000000-545065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66000000-545065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76000000-545066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86000000-545065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396000000-545065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06000000-545065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16000000-545065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26000000-545065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36000000-545066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46000000-545066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46000000-545066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56000000-545065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66000000-545066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76000000-545066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86000000-545066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496000000-545068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06000000-545068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16000000-545068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26000000-545068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36000000-545068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46000000-545068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56000000-545067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66000000-545067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76000000-545067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86000000-545068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596000000-545068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06000000-545068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16000000-545067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26000000-545069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36000000-545069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46000000-545067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56000000-545069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66000000-545068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76000000-545067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86000000-545067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696000000-545068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06000000-545067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16000000-545067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26000000-545067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36000000-545067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46000000-545067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56000000-545068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66000000-545068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76000000-545068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76000000-545067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86000000-545068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796000000-545068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06000000-545070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16000000-545070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26000000-545069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36000000-545070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46000000-545069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56000000-545069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66000000-545071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76000000-545070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86000000-545069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896000000-545069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06000000-545069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16000000-545069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16000000-545070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33000000-545070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43000000-545069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53000000-545071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63000000-545070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73000000-545070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83000000-545069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29993000000-545069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000000-545070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3000000-545070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3000000-545070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3000000-545069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3000000-545071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3000000-545070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3000000-545070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3000000-545070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3000000-545070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3000000-545071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03000000-545070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13000000-545069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23000000-545071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33000000-545071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33000000-545072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53000000-545071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63000000-545072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63000000-545072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73000000-545073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83000000-545072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193000000-545072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03000000-545071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13000000-545072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23000000-545072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33000000-545071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43000000-545072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53000000-545072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63000000-545072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83000000-545073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83000000-545073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293000000-545071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03000000-545073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13000000-545071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23000000-545071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33000000-545072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43000000-545071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53000000-545071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73000000-545071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83000000-545072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393000000-545072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03000000-545072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13000000-545072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23000000-545073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33000000-545071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43000000-545074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53000000-545074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63000000-545074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73000000-545074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83000000-545075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493000000-545074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03000000-545075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13000000-545075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23000000-545075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43000000-545073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63000000-545075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73000000-545073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83000000-545074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593000000-545075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03000000-545073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13000000-545074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23000000-545073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33000000-545074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43000000-545074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53000000-545073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63000000-545073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83000000-545073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693000000-545074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03000000-545073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13000000-545074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23000000-545074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33000000-545073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43000000-545074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53000000-545073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73000000-545074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83000000-545074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793000000-545073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03000000-545075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13000000-545076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23000000-545075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33000000-545076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53000000-545075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63000000-545077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73000000-545076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83000000-545076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893000000-545075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03000000-545077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13000000-545076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23000000-545076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33000000-545077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43000000-545076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53000000-545076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73000000-545077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83000000-545075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0993000000-545076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000000-545076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3000000-545076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3000000-545077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3000000-545076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3000000-545075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3000000-545077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3000000-545076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3000000-545075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3000000-545075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3000000-545076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03000000-545075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13000000-545076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23000000-545075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33000000-545076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43000000-545077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63000000-545077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73000000-545078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83000000-545078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193000000-545078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13000000-545078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23000000-545079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33000000-545078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43000000-545078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53000000-545077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63000000-545078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73000000-545077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293000000-545078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03000000-545078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13000000-545077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23000000-545078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33000000-545078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43000000-545079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53000000-545077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63000000-545079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73000000-545078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383000000-545078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03000000-545079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13000000-545078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23000000-545077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33000000-545079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43000000-545078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63000000-545078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73000000-545079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83000000-545079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493000000-545077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03000000-545077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23000000-545058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43000000-545058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63000000-545057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73000000-545058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83000000-545057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593000000-545058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13000000-545057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23000000-545057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33000000-545058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53000000-545057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63000000-545058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73000000-545058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683000000-545058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03000000-545057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13000000-545057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23000000-545057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33000000-545058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43000000-545058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53000000-545057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73000000-545057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783000000-545058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03000000-545058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13000000-545057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23000000-545058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33000000-208712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53000000-208713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73000000-208714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883000000-208712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03000000-208713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13000000-208713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33000000-208713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43000000-208713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63000000-208712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73000000-208713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1983000000-208712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866000000-546414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883000000-546415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899000000-546415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12000000-546415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29000000-546415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42000000-546415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55000000-546415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69000000-546397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85000000-546413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39998000000-546413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1000000-203997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8000000-203997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1000000-203996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6000000-203999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0000000-203999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7000000-203998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03000000-203999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06000000-203998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26000000-203998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36000000-203998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56000000-203998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66000000-203998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86000000-204004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196000000-204004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16000000-204004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26000000-204004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46000000-204005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56000000-204005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66000000-204005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86000000-204005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296000000-204005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16000000-203995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26000000-203995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36000000-203994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56000000-545056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76000000-546040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386000000-546040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06000000-546041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26000000-546040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36000000-546040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46000000-546041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66000000-546040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76000000-546041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486000000-546039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06000000-546040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26000000-546040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46000000-546040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66000000-546040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76000000-546040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596000000-546041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06000000-546041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26000000-546041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36000000-546040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56000000-546041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76000000-546041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696000000-546041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16000000-546040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26000000-546041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46000000-546040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66000000-546041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76000000-546041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796000000-546039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16000000-546041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26000000-546041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46000000-546040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56000000-546040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76000000-546041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886000000-546041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06000000-546043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16000000-546042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36000000-546043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56000000-546042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76000000-546043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0986000000-546043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000000-546042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6000000-546043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6000000-546043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6000000-546042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6000000-546043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6000000-546042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6000000-546042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16000000-546043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36000000-546042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46000000-546042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56000000-546043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76000000-546042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196000000-546042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16000000-546043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26000000-546042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46000000-546043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56000000-546042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76000000-546043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286000000-546042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06000000-546042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26000000-546042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36000000-546042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56000000-546043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66000000-546043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86000000-546043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396000000-546045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16000000-546045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36000000-546045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46000000-546044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66000000-546045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76000000-546045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496000000-546045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06000000-546044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31000000-546045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41000000-546044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61000000-546045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71000000-546045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591000000-546044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01000000-546044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21000000-546045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41000000-546044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51000000-546044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71000000-546044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681000000-546045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01000000-546044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11000000-546044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31000000-546044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41000000-546045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61000000-546044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71000000-546044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791000000-546045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11000000-546045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31000000-546045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51000000-546046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61000000-546044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881000000-546044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01000000-546044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21000000-546047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31000000-546047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51000000-546046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71000000-546046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1981000000-546047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000000-546047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1000000-546046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1000000-546046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1000000-546048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1000000-546046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1000000-546047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1000000-546046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11000000-546047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31000000-546046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41000000-546046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61000000-546046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181000000-546047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01000000-546046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11000000-546047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31000000-546046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51000000-546047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61000000-546047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281000000-546046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01000000-546046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11000000-546047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31000000-546047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51000000-546046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61000000-546047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381000000-546046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01000000-546047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21000000-546047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31000000-546047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51000000-546049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61000000-546048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481000000-5460499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01000000-546048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21000000-546048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41000000-546048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61000000-546049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81000000-546048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591000000-546049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11000000-546048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31000000-546049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51000000-546048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61000000-546049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81000000-546048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691000000-546049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711000000-546048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731000000-546048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751000000-546049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771000000-546048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791000000-546048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11000000-546049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21000000-546048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41000000-546050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61000000-546049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881000000-5460499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01000000-546049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11000000-5460500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31000000-546049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41000000-5460495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61000000-546048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71000000-5460497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2991000000-546049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1000000-5460502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21000000-546051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1000000-546050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51000000-546050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1000000-5460511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1000000-5460521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01000000-5460512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21000000-546051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41000000-5460519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51000000-5460516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71000000-546050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191000000-5460520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211000000-5460516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231000000-546051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251000000-546050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271000000-546050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01000000-5460517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14000000-5460518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34000000-5460513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44000000-5460501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74000000-546050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394000000-546050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04000000-546050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24000000-546051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44000000-5460505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64000000-5460504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484000000-546050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504000000-5460518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535000000-5460506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565000000-5460520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585000000-5460514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05000000-546051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15000000-5460530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35000000-5460525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55000000-5460528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75000000-546053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685000000-5460522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05000000-546053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25000000-5460532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45000000-5460529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55000000-5460522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75000000-5460531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785000000-5460523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805000000-5460531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825000000-546053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845000000-5460524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865000000-5460532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885000000-5460533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05000000-5460534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25000000-546054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45000000-5460524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55000000-546053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75000000-546054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3995000000-546053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000000-546053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5000000-5460525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5000000-546053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5000000-5460526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5000000-5460527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5000000-546053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115000000-5460527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135000000-5460529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155000000-5460216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175000000-5460224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185000000-5460217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05000000-5460232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25000000-5460234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45000000-5460218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55000000-5460234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75000000-5460223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295000000-5460220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05000000-5460232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25000000-5460231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45000000-5460226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55000000-5460214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75000000-5460228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395000000-5460225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15000000-5460221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35000000-5460215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45000000-5460216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65000000-5460222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485000000-5460218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05000000-5460229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25000000-5460230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45000000-5460227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65000000-5460219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585000000-5460225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05000000-5460221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25000000-5460227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45000000-5460220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65000000-5460228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75000000-5460223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695000000-5460230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15000000-5460233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35000000-54602481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55000000-5460242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75000000-5460236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795000000-5460246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815000000-5460239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835000000-5460237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855000000-5460252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875000000-54602494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895000000-5460254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15000000-5460238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32000000-5460255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52000000-5460235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72000000-5460243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4992000000-5460240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2000000-5460244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2000000-54602456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2000000-5460250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2000000-5460236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82000000-5460253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02000000-54602398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22000000-5460241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42000000-5460241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62000000-54602462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182000000-5460243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202000000-5460237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222000000-54602443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242000000-5460247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262000000-5460248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282000000-54602507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02000000-5460251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22000000-5460252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32000000-5460253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52000000-54602731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72000000-54602673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392000000-54602577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12000000-54602660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32000000-54602680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52000000-54602686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82000000-546027504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492000000-54602648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512000000-54602756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532000000-54602692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552000000-54602609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582000000-54602584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02000000-54602564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12000000-54602699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32000000-546027056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62000000-546026288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82000000-546027120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692000000-546026352" text:gen-type="1"><text:span text:style-name="T1">i am alien</text:span></text:STD-DE> <text:STD-DE text:abstract="0" text:business_type="0" text:client_domain_code="" text:code="" text:combination_list="" text:dict_id="0" text:display_type="0" text:ds_id="STD_DS_SERVICED_INFO" text:node_type="0" text:parse="0" text:relative_de="" text:serial_flag="0" text:std_code="" text:std_de_id="STD_DE_PATIENT_NAME" text:std_name="" text:tip_title="病人姓名" text:to_update="1" text:type="1" text:unit_dict_id="0" text:gen-maxLength="0" text:gen-backColor="16774131" text:gen-readOnly="0" text:gen-format="" text:gen-endChar="]" text:gen-startChar="[" text:gen-editPrompt="病人姓名" text:gen-title="病人姓名" text:gen-id="20180411-191845712000000-546027184" text:gen-type="1"><text:span text:style-name="T1">i am alien</text:span></text:STD-D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ffffff" draw:fill-color="#ffff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范立文</meta:initial-creator>
    <meta:creation-date>2018-04-11T19:17:32.715000000</meta:creation-date>
    <dc:date>2018-04-11T19:19:30.351000000</dc:date>
    <dc:creator>范立文</dc:creator>
    <meta:editing-duration>PT1M58S</meta:editing-duration>
    <meta:editing-cycles>1</meta:editing-cycles>
    <meta:document-statistic meta:table-count="0" meta:image-count="0" meta:object-count="0" meta:page-count="3" meta:paragraph-count="1" meta:word-count="6800" meta:character-count="17680" meta:non-whitespace-character-count="13600"/>
    <meta:generator>LibreOfficeDev/4.3.3.2$Windows_x86 LibreOffice_project/0702fc88268abf9b253ecf4f1c719483dab79bc7</meta:generator>
  </office:meta>
</office:document-meta>
</file>